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700000246E1B2A509E5BB4CC5.jpg" manifest:media-type="image/jpeg"/>
  <manifest:file-entry manifest:full-path="Pictures/100000000000015A00000092123D92DF70D0BBA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465cm" fo:min-width="11.18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5.715cm" svg:x="4.302cm" svg:y="10.5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919cm" svg:height="2.919cm" svg:x="6.781cm" svg:y="11.797cm">
          <draw:image xlink:href="Pictures/100000000000015A00000092123D92DF70D0BBA3.jpg" xlink:type="simple" xlink:show="embed" xlink:actuate="onLoad" loext:mime-type="image/jpeg">
            <text:p/>
          </draw:image>
        </draw:frame>
        <draw:line draw:style-name="gr3" draw:text-style-name="P3" draw:layer="layout" svg:x1="3.564cm" svg:y1="11.657cm" svg:x2="5.723cm" svg:y2="10.006cm">
          <text:p/>
        </draw:line>
        <draw:line draw:style-name="gr3" draw:text-style-name="P3" draw:layer="layout" svg:x1="3.464cm" svg:y1="12.365cm" svg:x2="6.639cm" svg:y2="9.952cm">
          <text:p/>
        </draw:line>
        <draw:custom-shape draw:style-name="gr1" draw:text-style-name="P1" draw:layer="layout" svg:width="11.684cm" svg:height="5.715cm" svg:x="4.306cm" svg:y="17.36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68cm" svg:y1="18.498cm" svg:x2="5.727cm" svg:y2="16.847cm">
          <text:p/>
        </draw:line>
        <draw:line draw:style-name="gr3" draw:text-style-name="P3" draw:layer="layout" svg:x1="3.468cm" svg:y1="19.206cm" svg:x2="6.643cm" svg:y2="16.793cm">
          <text:p/>
        </draw:line>
        <draw:frame draw:style-name="gr2" draw:text-style-name="P2" draw:layer="layout" svg:width="4.109cm" svg:height="2.852cm" svg:x="4.384cm" svg:y="18.722cm">
          <draw:image xlink:href="Pictures/100000000000032700000246E1B2A509E5BB4CC5.jpg" xlink:type="simple" xlink:show="embed" xlink:actuate="onLoad" loext:mime-type="image/jpeg">
            <text:p/>
          </draw:image>
        </draw:frame>
        <draw:frame draw:style-name="gr4" draw:text-style-name="P4" draw:layer="layout" svg:width="8.114cm" svg:height="0.962cm" svg:x="7.865cm" svg:y="20.109cm">
          <draw:text-box>
            <text:p>kambadesigns@gmail.com</text:p>
          </draw:text-box>
        </draw:frame>
        <draw:frame draw:style-name="gr5" draw:text-style-name="P4" draw:layer="layout" svg:width="6.128cm" svg:height="0.962cm" svg:x="9.735cm" svg:y="21.025cm">
          <draw:text-box>
            <text:p>+260 97X XXX XXX</text:p>
          </draw:text-box>
        </draw:frame>
        <draw:frame draw:style-name="gr6" draw:text-style-name="P4" draw:layer="layout" svg:width="7.474cm" svg:height="0.962cm" svg:x="8.486cm" svg:y="21.914cm">
          <draw:text-box>
            <text:p>www.kambadesigns.com</text:p>
          </draw:text-box>
        </draw:frame>
        <draw:line draw:style-name="gr3" draw:text-style-name="P3" draw:layer="layout" svg:x1="8.112cm" svg:y1="19.923cm" svg:x2="15.986cm" svg:y2="19.923cm">
          <text:p/>
        </draw:line>
        <draw:frame draw:style-name="gr7" draw:text-style-name="P4" draw:layer="layout" svg:width="7.855cm" svg:height="0.962cm" svg:x="8.174cm" svg:y="17.534cm">
          <draw:text-box>
            <text:p>Chikondi Ndombi Mwanza</text:p>
          </draw:text-box>
        </draw:frame>
        <draw:frame draw:style-name="gr7" draw:text-style-name="P4" draw:layer="layout" svg:width="8.384cm" svg:height="0.962cm" svg:x="7.599cm" svg:y="18.703cm">
          <draw:text-box>
            <text:p>Founder and Lead Design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05:32:23.974831803</meta:creation-date>
    <dc:date>2019-07-13T10:38:29.806306330</dc:date>
    <meta:editing-duration>PT4H36M12S</meta:editing-duration>
    <meta:editing-cycles>2</meta:editing-cycles>
    <meta:generator>LibreOffice/6.2.4.2$Linux_X86_64 LibreOffice_project/2412653d852ce75f65fbfa83fb7e7b669a126d64</meta:generator>
    <meta:document-statistic meta:object-count="14"/>
  </office:meta>
</office:document-meta>
</file>